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3.6909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/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ue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Num</text:p>
          </table:table-cell>
          <table:table-cell table:style-name="ce5" office:value-type="string" calcext:value-type="string">
            <text:p>Clue</text:p>
          </table:table-cell>
          <table:table-cell table:style-name="ce3" office:value-type="string" calcext:value-type="string">
            <text:p>Refs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Truth</text:p>
          </table:table-cell>
          <table:table-cell table:style-name="ce3" office:value-type="string" calcext:value-type="string">
            <text:p>Used</text:p>
          </table:table-cell>
          <table:table-cell table:style-name="ce5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TPU at position C is 1, 8, or 0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PU at position C is 6, 8, or 1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TPU at position A is 5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TPU at position E is 2 or 6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PU at position D is 3, 7, or 8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TPU at position E is 2, 3, or 3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TPU at position D is 9, 8, or 7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actly two of the TPUs are 2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s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clues on days that are factors of 600 are fals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c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TPU at position C is 5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TPU at position E is not 0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actly 2 of the TPUs is/are even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s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e TPU at position E is not 8+1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TPU at position C is not 3, 9, or 9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e TPU at position C is 4, 4, or 4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 TPU at position A is 2 and the TPU at position B is 1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e TPU at position A is 2 and the TPU at position B is 2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B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 or more of the TPUs is 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sc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TPU at position E is not 5 or 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actly 4 of the TPUs is/are even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s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e TPU at position C is not 2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he TPU at position E is not 7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e clues on day 9 and day 23 are fals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rictly less than 10 clues are true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sc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/>
          <table:table-cell table:number-columns-repeated="1015"/>
        </table:table-row>
        <table:table-row table:style-name="ro1" table:number-rows-repeated="104855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ution" table:style-name="ta1">
        <table:table-column table:style-name="co8" table:number-columns-repeated="2" table:default-cell-style-name="ce4"/>
        <table:table-column table:style-name="co8" table:number-columns-repeated="1022" table:default-cell-style-name="Default"/>
        <table:table-row table:style-name="ro1"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TP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Clues.A1:Clues.G2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6T18:14:48.981307328</dc:date>
    <meta:editing-duration>PT53M11S</meta:editing-duration>
    <meta:editing-cycles>28</meta:editing-cycles>
    <meta:generator>LibreOffice/7.3.7.2$Linux_X86_64 LibreOffice_project/30$Build-2</meta:generator>
    <meta:document-statistic meta:table-count="2" meta:cell-count="163" meta:object-count="0"/>
  </office:meta>
</office:document-meta>
</file>